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42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8.2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3.7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2.75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31.29mm"/>
    </style:style>
    <style:style style:name="co20" style:family="table-column">
      <style:table-column-properties fo:break-before="auto" style:column-width="16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30.02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2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33.32mm"/>
    </style:style>
    <style:style style:name="co27" style:family="table-column">
      <style:table-column-properties fo:break-before="auto" style:column-width="26.72mm"/>
    </style:style>
    <style:style style:name="co28" style:family="table-column">
      <style:table-column-properties fo:break-before="auto" style:column-width="24.87mm"/>
    </style:style>
    <style:style style:name="co29" style:family="table-column">
      <style:table-column-properties fo:break-before="auto" style:column-width="22.49mm"/>
    </style:style>
    <style:style style:name="co30" style:family="table-column">
      <style:table-column-properties fo:break-before="auto" style:column-width="20.64mm"/>
    </style:style>
    <style:style style:name="co31" style:family="table-column">
      <style:table-column-properties fo:break-before="auto" style:column-width="20.9mm"/>
    </style:style>
    <style:style style:name="co32" style:family="table-column">
      <style:table-column-properties fo:break-before="auto" style:column-width="31.54mm"/>
    </style:style>
    <style:style style:name="co33" style:family="table-column">
      <style:table-column-properties fo:break-before="auto" style:column-width="6.31mm"/>
    </style:style>
    <style:style style:name="co34" style:family="table-column">
      <style:table-column-properties fo:break-before="auto" style:column-width="12.44mm"/>
    </style:style>
    <style:style style:name="co35" style:family="table-column">
      <style:table-column-properties fo:break-before="auto" style:column-width="10.05mm"/>
    </style:style>
    <style:style style:name="co36" style:family="table-column">
      <style:table-column-properties fo:break-before="auto" style:column-width="36.51mm"/>
    </style:style>
    <style:style style:name="co37" style:family="table-column">
      <style:table-column-properties fo:break-before="auto" style:column-width="16.4mm"/>
    </style:style>
    <style:style style:name="co38" style:family="table-column">
      <style:table-column-properties fo:break-before="auto" style:column-width="25.66mm"/>
    </style:style>
    <style:style style:name="co39" style:family="table-column">
      <style:table-column-properties fo:break-before="auto" style:column-width="24.08mm"/>
    </style:style>
    <style:style style:name="co40" style:family="table-column">
      <style:table-column-properties fo:break-before="auto" style:column-width="32.56mm"/>
    </style:style>
    <style:style style:name="co41" style:family="table-column">
      <style:table-column-properties fo:break-before="auto" style:column-width="30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Upright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ild 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pright P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Mild Pian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ropean P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uropean P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Piano + Str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no +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Piano + St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iano+Choi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Piano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Pian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ock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op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2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Danc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nc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Piano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G+Rhode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G+Rhode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iano 3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" calcext:value-type="float">
            <text:p>004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d Up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Tonk 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" calcext:value-type="float">
            <text:p>005</text:p>
          </table:table-cell>
          <table:table-cell office:value-type="string" calcext:value-type="string">
            <text:p>E.Piano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Soft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ho.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lent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Rho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M+SA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Dist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Wur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ur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'sE.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s E.Piano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Hard 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Mellow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" calcext:value-type="float">
            <text:p>006</text:p>
          </table:table-cell>
          <table:table-cell office:value-type="string" calcext:value-type="string">
            <text:p>E.Piano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.Pian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etuned EP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d EP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etuned EP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EP Le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t.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EP Ph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" calcext:value-type="float">
            <text:p>007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psichord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sichor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arpsichor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upled Hp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upled Hp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upled Hp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oupled Hp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th Harps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arp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" calcext:value-type="float">
            <text:p>008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av.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Atk Clav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tk Clav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mp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mp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ha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nalog Clav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alog Clav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JP8 Clav.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JP8 Clav.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ynRingClav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ynDist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JP8000 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Pul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1" table:base-cell-address="$Piano.$A$1" table:cell-range-address="Piano.$A$1:Piano.$P$1155"/>
        </table:named-expressions>
      </table:table>
      <table:table table:name="Organ" table:style-name="ta2">
        <table:table-column table:style-name="co13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rgan 1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ul Orga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ul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Ful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ul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Ful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ul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rem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rgan 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. 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Ful Organ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Ful Orga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Ful Orga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60's Organ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's Organ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60's Organ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60's Organ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Farf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arf Org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eese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eese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D-50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JUNO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Hybri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VS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S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Digi Chu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Chu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JX-8P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FM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70's E.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0's E.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Even B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Organ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2"/>
          <table:table-cell office:value-type="string" calcext:value-type="string">
            <text:p>5th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8" calcext:value-type="float">
            <text:p>018</text:p>
          </table:table-cell>
          <table:table-cell office:value-type="string" calcext:value-type="string">
            <text:p>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azz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.Organ 16+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Organ 16+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azz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azz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azz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Jazz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Or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Or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ctave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erc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erc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Perc.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Perc.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Perc.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9" calcext:value-type="float">
            <text:p>019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otary Org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otary Org.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ock 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Rock 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tary Org.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0" calcext:value-type="float">
            <text:p>020</text:p>
          </table:table-cell>
          <table:table-cell office:value-type="string" calcext:value-type="string">
            <text:p>Church Org.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urch 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urch Org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Org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urch Org.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rga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Trem.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Theater Org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eater O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1" calcext:value-type="float">
            <text:p>021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n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n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uff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2" calcext:value-type="float">
            <text:p>022</text:p>
          </table:table-cell>
          <table:table-cell office:value-type="string" calcext:value-type="string">
            <text:p>Accordion F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F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 F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cordion 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rdion I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ist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o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Soft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3" calcext:value-type="float">
            <text:p>023</text:p>
          </table:table-cell>
          <table:table-cell office:value-type="string" calcext:value-type="string">
            <text:p>Harmo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monic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armonic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.Harp 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.Harp Su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4" calcext:value-type="float">
            <text:p>024</text:p>
          </table:table-cell>
          <table:table-cell office:value-type="string" calcext:value-type="string">
            <text:p>Bandone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do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andoneo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ndoneo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" table:style-name="ta2">
        <table:table-column table:style-name="co13" table:number-columns-repeated="2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7" table:default-cell-style-name="ce1"/>
        <table:table-column table:style-name="co13" table:number-columns-repeated="1014" table:default-cell-style-name="ce1"/>
        <table:table-row table:style-name="ro1">
          <table:table-cell office:value-type="string" calcext:value-type="string">
            <text:p>B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usticB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oustic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ockabil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abi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ld A.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ld A.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tk A.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ss + OH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+ OH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Fingered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ngered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ed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ed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ingered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ingered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gered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Jazz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ock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Heart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ttackF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inger S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Jazz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Jazz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5" calcext:value-type="float">
            <text:p>035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icked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Picked Bas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Picked Bas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ouble P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Pick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Pick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Pick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6" calcext:value-type="float">
            <text:p>036</text:p>
          </table:table-cell>
          <table:table-cell office:value-type="string" calcext:value-type="string">
            <text:p>Fretless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tless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less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etless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tless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retless B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retless B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 Fretl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r.Smoo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ood+Fless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od+Fless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7" calcext:value-type="float">
            <text:p>037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P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so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nison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nison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8" calcext:value-type="float">
            <text:p>038</text:p>
          </table:table-cell>
          <table:table-cell office:value-type="string" calcext:value-type="string">
            <text:p>Slap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p Bass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Bas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M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9" calcext:value-type="float">
            <text:p>039</text:p>
          </table:table-cell>
          <table:table-cell office:value-type="string" calcext:value-type="string">
            <text:p>Synth 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10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thBas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10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ass1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CS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S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P-4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4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P-8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-8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P5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P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i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.Bass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TB303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Tekno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B303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Kicked TB30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icked TB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TB303 Saw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Saw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Rubber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ubber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Reso 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SH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H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H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B303 Sqr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303 Sqr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B303 Dist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Dist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Clavi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Jungle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Squa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Square Bas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Arpeggio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rpeggio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Hit&amp;Saw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Ring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AtkSine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OB sin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Auxiliary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303SqDist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303SqDist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303SqDistB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303Sqr.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Tee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0" calcext:value-type="float">
            <text:p>040</text:p>
          </table:table-cell>
          <table:table-cell office:value-type="string" calcext:value-type="string">
            <text:p>Synth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2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odula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dula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ular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eq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G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g Oct B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G Oct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MG Blip B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Blip B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eef FM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ef FM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ef FM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ly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l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X Wir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WireSt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reStr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lip Bass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lip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Rubber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Syn Bell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Od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ubber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bber B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Rubber B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SH101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SH101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Smoo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SH101 Bass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Spike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ike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House Bas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use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K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Sync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c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MG 5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5th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ND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ND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Wow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w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Bubbl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ubble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Attack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ync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Pulse Mix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MG Dis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eq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3r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MG Oc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low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Mil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Dist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MG Light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Dist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s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Cybe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tar" table:style-name="ta2"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Gui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/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Nylon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kule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ylon Gt.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Velo Harmni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elo 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Nylon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ylon G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Lequint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Steel-str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-str.G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el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12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ylon+Ste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Atk Steel 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Mando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oli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Mandoli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MandolinTre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T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teel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teel + 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Jazz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Gt.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ellow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edal Stee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an 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ean Hal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Ha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pen Hard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pen Hard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Open Ha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pen Har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C 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C 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k Clean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JC Chorus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C Chorus 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C Front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Front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C Rear 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Rear 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C Clean ff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TC Clean 2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LP Rear 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LP Re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LP RearA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Mid Tone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ung R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Chung Ru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Muted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ted Dis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C Muted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Muted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unk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unk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azz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Overdrive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verdriv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verdrive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ore Dr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r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Guitar 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P OverDrv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LP OverDrv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P Half 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P Half D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P C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Distortion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ortion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.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Dist. Gt2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Gt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.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azed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zed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azed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istortion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ist.Fast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Fas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eedback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back 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eedback Gt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ower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wer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ower Gt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5th Dis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ck Rhyth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ock Rhythm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Dist Rtm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2" calcext:value-type="float">
            <text:p>032</text:p>
          </table:table-cell>
          <table:table-cell office:value-type="string" calcext:value-type="string">
            <text:p>Gt.Harmonic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Harm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Harmoni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Harmoni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Gt. Feedb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Feedba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Feedback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t.Feedback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t. Feedb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c.Gt.Harmn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.Gt.Harm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.Gt.Har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.Bass 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Bass 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matic_percuission" table:style-name="ta2"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7" table:default-cell-style-name="ce1"/>
        <table:table-column table:style-name="co22" table:default-cell-style-name="ce1"/>
        <table:table-column table:style-name="co7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Chromatic percu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 text:c="2"/>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Celesta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Celesta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Cel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Glockenspiel 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Glocke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ckensp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Music Box1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sic Box 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Music Box 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<text:s/>Vibraphone <text:s/>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Vibe.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Vib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d Vi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Vibraphone w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 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.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ib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Vibraphones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Marimba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arimba w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rafon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Barafon 2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Log drum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Xylophone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Xylophone 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5" calcext:value-type="float">
            <text:p>015</text:p>
          </table:table-cell>
          <table:table-cell office:value-type="string" calcext:value-type="string">
            <text:p>Tubular-bell 1</text:p>
          </table:table-cell>
          <table:table-cell/>
          <table:table-cell office:value-type="string" calcext:value-type="string">
            <text:p>Tubular-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ular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ubular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Bell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arillon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Church Bell2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ubularbell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6" calcext:value-type="float">
            <text:p>016</text:p>
          </table:table-cell>
          <table:table-cell office:value-type="string" calcext:value-type="string">
            <text:p>Santur1</text:p>
          </table:table-cell>
          <table:table-cell/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antu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antur 3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imbalom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Zither 1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Zithe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Dulcimer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ss" table:style-name="ta2">
        <table:table-column table:style-name="co1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14" table:default-cell-style-name="ce1"/>
        <table:table-column table:style-name="co31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Br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umpet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rumpet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ark 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Trumpet &amp; 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lugel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4th Trumpet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Trump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Bright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Warm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Warm Tp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Twin T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. 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. 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omb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mbon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Trombone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win bon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win b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ones &amp; T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ight 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s. Tromb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. 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pho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ub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uba +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Muted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 T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up Mute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uteTrump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uteTrumpe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Ho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French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nch 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nch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Hor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.Hor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orn + Orch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+ O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Wide FreH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de FreH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.Hrn Slow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rn Sl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.Horn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ual Ho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ual Ho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ynth 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.Horn Ri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orn 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Br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rass f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Bones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ones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. Brass 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Quad Bra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Quad 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r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rass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rass sfz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sf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rass sf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FatPop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rass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umpet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F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ave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rass + Ree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+ R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Fat +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Orch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Orch 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St.FatPop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t.Orch 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t.Orch B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St.Orch Br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Synth Br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rass 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UN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ck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H-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KS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KS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ump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r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P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ck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Orch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Oct Syn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yn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ctave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ybrid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OctSyn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BPF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4" calcext:value-type="float">
            <text:p>064</text:p>
          </table:table-cell>
          <table:table-cell office:value-type="string" calcext:value-type="string">
            <text:p>Synth Br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oft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Warm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ynth Bras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c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at 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Deep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Brass sf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Brass sf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.Brass 4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rass 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B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Res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DistSqr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P8000Saw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Velo 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ans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ans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lo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X" table:style-name="ta2">
        <table:table-column table:style-name="co18" table:default-cell-style-name="ce1"/>
        <table:table-column table:style-name="co18" table:default-cell-style-name="ce3"/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3" table:number-columns-repeated="5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1009" table:default-cell-style-name="ce1"/>
        <table:table-row table:style-name="ro1">
          <table:table-cell office:value-type="string" calcext:value-type="string">
            <text:p>SF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Fret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Fre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t.FretNoiz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Gt.FretNoi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Gt.Cut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String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Gt.CutNoise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z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Dist.CutNoi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o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ass Slid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Pick Scra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Gt. FX Menu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 FX Men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Bartok Pizz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artok Pizz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/>
          <table:table-cell office:value-type="string" calcext:value-type="string">
            <text:p>Guitar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itar S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/>
          <table:table-cell office:value-type="string" calcext:value-type="string">
            <text:p>Chord Strok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Chord Stro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/>
          <table:table-cell office:value-type="string" calcext:value-type="string">
            <text:p>Biwa Strok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Str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/>
          <table:table-cell office:value-type="string" calcext:value-type="string">
            <text:p>Biwa Trem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Trem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A.Bs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D.Gt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/>
          <table:table-cell office:value-type="string" calcext:value-type="string">
            <text:p>E.Gt.Nz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/>
          <table:table-cell office:value-type="string" calcext:value-type="string">
            <text:p>E.Gt.Nz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/>
          <table:table-cell office:value-type="string" calcext:value-type="string">
            <text:p>G.Strok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/>
          <table:table-cell office:value-type="string" calcext:value-type="string">
            <text:p>Gt.Slid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/>
          <table:table-cell office:value-type="string" calcext:value-type="string">
            <text:p>A.Bs.Mut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/>
          <table:table-cell office:value-type="string" calcext:value-type="string">
            <text:p>A.Bs.Touc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/>
          <table:table-cell office:value-type="string" calcext:value-type="string">
            <text:p>A.Bs.Atack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/>
          <table:table-cell office:value-type="string" calcext:value-type="string">
            <text:p>TC 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/>
          <table:table-cell office:value-type="string" calcext:value-type="string">
            <text:p>TC Down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/>
          <table:table-cell office:value-type="string" calcext:value-type="string">
            <text:p>TC Up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/>
          <table:table-cell office:value-type="string" calcext:value-type="string">
            <text:p>TC Down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/>
          <table:table-cell office:value-type="string" calcext:value-type="string">
            <text:p>DstGT.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/>
          <table:table-cell office:value-type="string" calcext:value-type="string">
            <text:p>DstGT.Dwn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/>
          <table:table-cell office:value-type="string" calcext:value-type="string">
            <text:p>DstGT.Dwn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/>
          <table:table-cell office:value-type="string" calcext:value-type="string">
            <text:p>DstGT.Mut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/>
          <table:table-cell office:value-type="string" calcext:value-type="string">
            <text:p>Gt.StrokeN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/>
          <table:table-cell office:value-type="string" calcext:value-type="string">
            <text:p>StlGt.Sld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/>
          <table:table-cell office:value-type="string" calcext:value-type="string">
            <text:p>StlGt.Sld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/>
          <table:table-cell office:value-type="string" calcext:value-type="string">
            <text:p>StlGt.Sld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/>
          <table:table-cell office:value-type="string" calcext:value-type="string">
            <text:p>StlGt.Sld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/>
          <table:table-cell office:value-type="string" calcext:value-type="string">
            <text:p>Gt.Stroke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/>
          <table:table-cell office:value-type="string" calcext:value-type="string">
            <text:p>Gt.Stroke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/>
          <table:table-cell office:value-type="string" calcext:value-type="string">
            <text:p>Gt.Stroke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/>
          <table:table-cell office:value-type="string" calcext:value-type="string">
            <text:p>Gt.Stroke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reath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reathNoise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BreathNois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Fl.Key Cl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 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Brth 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Fl.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Fl.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Fl.Breat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Vox 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Vox 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Trombon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Trumpet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Win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Pink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Pink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White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Do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Horse-Gall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-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Bi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Kitt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Grow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Fancy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Teleph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DoorCreak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Doo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Scrat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Wind Chim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cratch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cratch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TapeRe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peRe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Phono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ono 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MC-500 Beep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MC-500 Be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Scratc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Scratch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Scratch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Scratch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Scratch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Car-Eng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Car-St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Car-P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Car-Cras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Sir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T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Jetplan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tarshi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urst Noi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Calculat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Perc. B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c. 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Glass &amp; G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Ice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Over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Crack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Pour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Open CD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Audio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1"/>
          <table:table-cell office:value-type="string" calcext:value-type="string">
            <text:p>Key Ty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S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S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Car Engi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Car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Boee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1"/>
          <table:table-cell office:value-type="string" calcext:value-type="string">
            <text:p>R.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1"/>
          <table:table-cell office:value-type="string" calcext:value-type="string">
            <text:p>Comp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1"/>
          <table:table-cell office:value-type="string" calcext:value-type="string">
            <text:p>Sword Bo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1"/>
          <table:table-cell office:value-type="string" calcext:value-type="string">
            <text:p>Sword 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1"/>
          <table:table-cell office:value-type="string" calcext:value-type="string">
            <text:p>Stab!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1"/>
          <table:table-cell office:value-type="string" calcext:value-type="string">
            <text:p>Stab!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Laugh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Scream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Pun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Heart Beat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Footste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Applaus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mall Clu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Clu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Applause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aby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Voice 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Voice Tw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w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Voice Thre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hr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Voice Ta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Voice Whe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Wh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Voice Ki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Voice 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Voice A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Voice O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Voice 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Machine 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Laser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Erupti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rup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ig Sho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 Sh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Explo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</table:table>
      <table:table table:name="Drums" table:style-name="ta2">
        <table:table-column table:style-name="co34" table:default-cell-style-name="ce1"/>
        <table:table-column table:style-name="co4" table:default-cell-style-name="ce1"/>
        <table:table-column table:style-name="co3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13" table:number-columns-repeated="1017" table:default-cell-style-name="ce1"/>
        <table:table-row table:style-name="ro1">
          <table:table-cell office:value-type="string" calcext:value-type="string">
            <text:p>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/>
          <table:table-cell office:value-type="string" calcext:value-type="string">
            <text:p>SC-88Pro map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SC-55 map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 office:value-type="string" calcext:value-type="string">
            <text:p>STANDARD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STANDARD L/R</text:p>
          </table:table-cell>
          <table:table-cell/>
          <table:table-cell office:value-type="string" calcext:value-type="string">
            <text:p>STANDARD 3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ROOM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HIP HOP</text:p>
          </table:table-cell>
          <table:table-cell/>
          <table:table-cell office:value-type="string" calcext:value-type="string">
            <text:p>HIP HOP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JUNGLE</text:p>
          </table:table-cell>
          <table:table-cell/>
          <table:table-cell office:value-type="string" calcext:value-type="string">
            <text:p>JUNGLE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TECHNO</text:p>
          </table:table-cell>
          <table:table-cell/>
          <table:table-cell office:value-type="string" calcext:value-type="string">
            <text:p>TECHNO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ROOM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WER</text:p>
          </table:table-cell>
          <table:table-cell/>
          <table:table-cell table:number-columns-repeated="2"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ELECTRONIC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TR-80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808</text:p>
          </table:table-cell>
          <table:table-cell/>
          <table:table-cell office:value-type="string" calcext:value-type="string">
            <text:p>TR-808/909</text:p>
          </table:table-cell>
          <table:table-cell office:value-type="string" calcext:value-type="string">
            <text:p>TR-808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R-7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R-78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TR-606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606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TR-707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707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TR-909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909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JAZZ</text:p>
          </table:table-cell>
          <table:table-cell/>
          <table:table-cell table:number-columns-repeated="2" office:value-type="string" calcext:value-type="string">
            <text:p>JAZZ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JAZZ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RUSH</text:p>
          </table:table-cell>
          <table:table-cell/>
          <table:table-cell table:number-columns-repeated="2"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office:value-type="string" calcext:value-type="string">
            <text:p>BRUSH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office:value-type="string" calcext:value-type="string">
            <text:p>BRUSH 2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ORCHESTRA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office:value-type="string" calcext:value-type="string">
            <text:p>KICK &amp; SNARE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office:value-type="string" calcext:value-type="string">
            <text:p>CYMBAL&amp;CLAPS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YMBAL&amp;CLAP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office:value-type="string" calcext:value-type="string">
            <text:p>GAMELAN 1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office:value-type="string" calcext:value-type="string">
            <text:p>GAMELAN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FX</text:p>
          </table:table-cell>
          <table:table-cell/>
          <table:table-cell table:number-columns-repeated="2" office:value-type="string" calcext:value-type="string">
            <text:p>SFX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RHYTHM FX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 2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RHYTHM FX 3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SFX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CYM&amp;CLAPS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CM-64/32L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_1" table:base-cell-address="$Drums.$A$1" table:cell-range-address="Drums.$A$2:Drums.$G$40"/>
        </table:named-expressions>
      </table:table>
      <table:table table:name="Ethnic,_etc" table:style-name="ta2"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7" table:default-cell-style-name="ce1"/>
        <table:table-column table:style-name="co28" table:default-cell-style-name="ce1"/>
        <table:table-column table:style-name="co38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39" table:default-cell-style-name="ce1"/>
        <table:table-column table:style-name="co31" table:default-cell-style-name="ce1"/>
        <table:table-column table:style-name="co7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Ethnic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itar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etune S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 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Detune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itar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itar/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Sitar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mbr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<text:s/>Muted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aba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an Xi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 X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Gopicha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u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Oud+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+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i P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 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mis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sugaru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 Shamis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Shamis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ot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ot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u Zhe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u Zhe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isho Kot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ho Koto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Kano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anoon+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+Cho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 Har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t Ha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anz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z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od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odhran 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idgerido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dgerid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illean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UillnPip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UillnPip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Fidd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Er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r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ao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o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Shana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anai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ng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ichirik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Mizma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izm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uona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uon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ona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ender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Gamelan Go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amelan 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an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t.Gamelan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ang Gu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Jang-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Jego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Jubla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Pem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MA Cymba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Kaj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Kelontu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elontuk 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Kelontuk S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Kopyak 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Kopyak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Ceng C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you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Kemp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Crash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deCym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ideBell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tarigan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mbour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Steel Drums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teel Drums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Island Mlt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Island Ml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astanet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ngklu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ngklu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Angkl Rhythm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Angkl Rhyth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inger Sna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nger Sn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909 HandC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HandC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Hand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mall 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Tai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ncert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oncertBD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Jungle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echno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chno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Boun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u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KendangW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ebar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eleg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hol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hola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B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Kick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Kick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Kick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Kick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al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al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ush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elo. 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sh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sh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ous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us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Jungl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909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ngl S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SD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SD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SD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SD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SD Menu 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808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Elec Per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ne Perc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ine Perc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606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6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909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606 Dist.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Reverse Cy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verse Cym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verse Cym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Reverse Cy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v.Snar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ev.Snar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v.Kick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ev.Con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v.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ev.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ev.Tom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Rev.Tom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Rev.S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ev.S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ev.S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Rev.B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Rev.B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2"/>
          <table:table-cell office:value-type="string" calcext:value-type="string">
            <text:p>Rev.B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2"/>
          <table:table-cell office:value-type="string" calcext:value-type="string">
            <text:p>Rev.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SFX" table:style-name="ta2">
        <table:table-column table:style-name="co36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23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1014" table:default-cell-style-name="ce1"/>
        <table:table-row table:style-name="ro1">
          <table:table-cell office:value-type="string" calcext:value-type="string">
            <text:p>Synth SF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/></text:p>
          </table:table-cell>
          <table:table-cell table:style-name="Default" office:value-type="string" calcext:value-type="string">
            <text:p>PC</text:p>
          </table:table-cell>
          <table:table-cell table:style-name="Default"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7" calcext:value-type="float">
            <text:p>097</text:p>
          </table:table-cell>
          <table:table-cell table:style-name="Default" office:value-type="string" calcext:value-type="string">
            <text:p>Ice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ce Ra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Harmo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African woo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frican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frican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Anklung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klung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Rattl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ttl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Saw Im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Strange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FastFWD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Clavi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E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Tambra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C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8" calcext:value-type="float">
            <text:p>098</text:p>
          </table:table-cell>
          <table:table-cell table:style-name="Default" office:value-type="string" calcext:value-type="string">
            <text:p>Soundtr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Ancestr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Prologu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Prologu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Hols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s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History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9" calcext:value-type="float">
            <text:p>099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Syn Mall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 Malle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Soft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ft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Roun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Lou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GlockenChi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locke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Clea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ChristmasB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ristmas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'mas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Vibra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Digi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Music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usic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Analog Be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nalog Be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Default" office:value-type="string" calcext:value-type="string">
            <text:p>Blow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Default" office:value-type="string" calcext:value-type="string">
            <text:p>Hyp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Default" office:value-type="string" calcext:value-type="string">
            <text:p>Choral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al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oral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Default" office:value-type="string" calcext:value-type="string">
            <text:p>Ai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Default" office:value-type="string" calcext:value-type="string">
            <text:p>Bell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Default" office:value-type="string" calcext:value-type="string">
            <text:p>Gamelimb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Default" office:value-type="string" calcext:value-type="string">
            <text:p>JUN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Default" office:value-type="string" calcext:value-type="string">
            <text:p>JP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Default" office:value-type="string" calcext:value-type="string">
            <text:p>Pizz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Default" office:value-type="string" calcext:value-type="string">
            <text:p>Bottom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Warm Atmo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Nylon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Harp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HollowRelea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lowRel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Rel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Nylon+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mbien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Invisi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nvis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lsey 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y 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ois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s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Heaven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ambra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ining S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ining S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B Stab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rass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Choir St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D-50 Re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Southern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Symbolic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Org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oblin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50's Sci-F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bduct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b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Auhbie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bi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LF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Random 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Rando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owBirds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wBirds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alling Dow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lling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FO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FO Horro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Horr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FO Tech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Tech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Alternat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ern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UFO F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FO F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Gargle M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rgle M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weep F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F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LM Has 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FallinIn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LFO Oct.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Just Bef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RND Fl.Ch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RandomE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Random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ating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Noise&amp;Saw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our Ma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ancing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irty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Big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tatic 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Atl.Mod.F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cid C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ch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Bel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cho P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Echo P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ig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Reso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Water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Echo 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an Sequen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Sequ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qu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q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Pannin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Panning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tar Them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r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ar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ep.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Ethera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ystic Pa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rea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rea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ilky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ky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Dream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ilky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ew Centur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ew Cent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7th Atmo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 Atmo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Galaxy W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laxy 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Rising OS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_lead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Synth l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1 Square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are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MG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 Hollow Min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Mellow F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C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hmoo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LM Squa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P8000 T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2600 S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2600 S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 Wav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ne Wav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ine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ine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KG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G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win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P5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OB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JP-8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8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Dist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303SquarD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1 303SquarDs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2 303 Mix Sq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3 Dual Sqr&amp;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Pulse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JP8 PulseLd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PulseLd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6 JP8 PulseLd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PulseL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7 MG Reso. Pl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Reso. P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8 JP8 PulseL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9 260Ring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0 303Dist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1 JP8000Dist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HipHop Si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HipHop Sq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HipHop Pls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5 Flux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w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2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2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lse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line G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g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-300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ctor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ctor Solo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P8000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-50 Fat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Fat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P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tSaw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P Super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aspy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M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M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G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G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B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B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-50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-50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H-101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-101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S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G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B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5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G uni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uni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tural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quenceSaw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equenceSa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o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heese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heese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hythmic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hythmic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quenced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n.Calliop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Calli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Calliop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Calliop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t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e Pan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re 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re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M Pure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 Blow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er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iffer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iffer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iffer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B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B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brid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son Sq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Solo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ceful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.Unison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ison Saw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d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d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owding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Sq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B.Cha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t GR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y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llow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 &amp;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t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id Guitar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id Guitar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nce Dst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nceDst.G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5 Sync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ync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at Sync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ync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th DecaSync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ecaSy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rty Syn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rty Sy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ualSync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 Brass 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UNO Sub Os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Sub Os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600 Sub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P8000Fd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o Vox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x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F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Vo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x 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th 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Saw 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Saw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5th Sa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Fiv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th Ana.Clav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Ana.Cla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th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 5th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P8000 5th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&amp; R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 &amp; Perk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NO Rav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P8 BsLead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BsLead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8 BsLead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BsLead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-5 Bs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s.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layed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 pad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9 Fantasi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Fantasi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New Ag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ew Ag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Bell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Fantas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Fantasi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After D 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260Harm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0 Warm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Thick Matri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ick Matri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Horn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Rotary Str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tary 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OB Sof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oft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OB Soft Pa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ctav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Stack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Human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c Brs.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Oct.PWM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JP 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1 Poly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ysynt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80's PolySy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80's 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80's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Polysynth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Poly K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 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Super 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Power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Octave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Reso St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echno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chno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Pulse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Twin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Hap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Forward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Reverse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Minor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2 Space Voi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pace Voic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Heaven I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C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C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Ito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Wate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Cold Sp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Noise 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Bamboo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Cosmic 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smic Voi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uh 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uh Vo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AuhAu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Au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Vocorderm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corderm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Holy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Bel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Bel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8 Sq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Sq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thBe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Be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el Gl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ttle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e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cial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al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x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x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rro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ro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Vox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Vox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eath&amp;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ars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bient B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c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verg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hwimm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lestial P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elestial 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ial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g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g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weep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weep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ep 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a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,_orchestra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Strings/orches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 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1 Violin: 2 [Pro]</text:p>
          </table:table-cell>
          <table:table-cell office:value-type="string" calcext:value-type="string">
            <text:p>Violi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in Atk: 2 [Pro]</text:p>
          </table:table-cell>
          <table:table-cell office:value-type="string" calcext:value-type="string">
            <text:p>Violin Atk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Violin 1 [Pro]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2 Viola: 2 [Pro]</text:p>
          </table:table-cell>
          <table:table-cell office:value-type="string" calcext:value-type="string">
            <text:p>Viola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a Atk.: 2 [Pro]</text:p>
          </table:table-cell>
          <table:table-cell office:value-type="string" calcext:value-type="string">
            <text:p>Viola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3 Cello: 2</text:p>
          </table:table-cell>
          <table:table-cell office:value-type="string" calcext:value-type="string">
            <text:p>Cello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Cello Atk.: 2</text:p>
          </table:table-cell>
          <table:table-cell office:value-type="string" calcext:value-type="string">
            <text:p>Cello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4 Contrabass <text:s/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5 Tremolo Str 1 [Pro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Trem Str.St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Tremolo 1 [Pro]</text:p>
          </table:table-cell>
          <table:table-cell office:value-type="string" calcext:value-type="string">
            <text:p>Slow 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ow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9 Suspense Str 2 [Pro]</text:p>
          </table:table-cell>
          <table:table-cell office:value-type="string" calcext:value-type="string">
            <text:p>Suspense 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uspense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0 SuspenseStr2 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6 PizzicatoStr 1 [Pro]</text:p>
          </table:table-cell>
          <table:table-cell office:value-type="string" calcext:value-type="string">
            <text:p>Pizzicato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zz. St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icat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cs&amp;Cbs Pizz 2 [Pro]</text:p>
          </table:table-cell>
          <table:table-cell office:value-type="string" calcext:value-type="string">
            <text:p>Vcs&amp;Cbs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Chamber Pizz 2 [Pro]</text:p>
          </table:table-cell>
          <table:table-cell office:value-type="string" calcext:value-type="string">
            <text:p>Chamber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3 St.Pizzicato 2 [Pro]</text:p>
          </table:table-cell>
          <table:table-cell office:value-type="string" calcext:value-type="string">
            <text:p>St. Pizzic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olo Pizz. <text:s/>1 [Pro]</text:p>
          </table:table-cell>
          <table:table-cell office:value-type="string" calcext:value-type="string">
            <text:p>Solo Pizz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olo Spic. <text:s/>1 [Pro]</text:p>
          </table:table-cell>
          <table:table-cell office:value-type="string" calcext:value-type="string">
            <text:p>Solo Spic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7 StringsSpic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7 Harp1 [Pro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Harp&amp;Strings 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Harp St.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Uillean Harp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ynth Harp <text:s/>1 [Pro]</text:p>
          </table:table-cell>
          <table:table-cell office:value-type="string" calcext:value-type="string">
            <text:p>Synth Har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4 Yang Qin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5 Yang Qin 2 <text:s/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6 SynthYangQin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8 Timpani1 [Pro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49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Bright Str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ight Str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ChamberS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mberStr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Cello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ello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Bright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Bright Str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Quad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Mild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rchest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Orchestr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Tremolo O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olo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Choir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trings+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+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r.+Fl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Choir Str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Choir Str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St.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St.String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St.Strings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Orchestr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Orchestr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Velo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Oct String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Oct String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ContraBs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0 60s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0 Slow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low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Str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low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Legato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Warm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.Slow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low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low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t.Slow St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.Str+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.Str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1 Syn.String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String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Strings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OB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tack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JP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horus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Syn.String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yn.String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yn.Strings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.String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LoFi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High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gh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Hybrid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Tron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on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Noiz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z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2 Syn.String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yn.Strings5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JUNO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Filtered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JP Saw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Hybrid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Dist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UNOFull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Air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tk Syn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raight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3 Choir A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St.Choir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Choir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Melted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ted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lo 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Church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Boys Choi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Boys Choi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.Boys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Rich 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Choir H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H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Chorus L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rus L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Chorus 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Aahs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oir Aahs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 Male Aah+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le Aah+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oice Ooh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rus Oo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ce Ooh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orus Ooh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ohsCodeMa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ohsCodeSu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zz S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ice D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oice D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zVoice D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zVoice B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zVoice 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zVoice 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iceL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orusLa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iceL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orusLu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iceLan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orusLan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iceA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oiceU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m Lah&amp;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oiceW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horusWa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oiceW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orusWo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oiceA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iceO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um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Vox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Vox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n.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lent Nigh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 N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.Voice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P330 Choi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P330 Cho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inyl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nyl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X8P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alo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ch.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.Hi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s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th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ro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act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illy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c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rc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ock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ock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ounce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h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 Fi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chno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st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st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a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t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i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chnorg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rg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v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trings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ack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ustry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ap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ed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65</text:p>
          </table:table-cell>
          <table:table-cell office:value-type="string" calcext:value-type="string">
            <text:p>Sopran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prano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6</text:p>
          </table:table-cell>
          <table:table-cell office:value-type="string" calcext:value-type="string">
            <text:p>Alt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oSax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Sax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er 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w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row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oSax + T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oSax + T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x S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7</text:p>
          </table:table-cell>
          <table:table-cell office:value-type="string" calcext:value-type="string">
            <text:p>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r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or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thyTn.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eathyTn.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thyTn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.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8</text:p>
          </table:table-cell>
          <table:table-cell office:value-type="string" calcext:value-type="string">
            <text:p>Baritone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tone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i.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.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i &amp; T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9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o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o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Ree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R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0</text:p>
          </table:table-cell>
          <table:table-cell office:value-type="string" calcext:value-type="string">
            <text:p>English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nglish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1</text:p>
          </table:table-cell>
          <table:table-cell office:value-type="string" calcext:value-type="string">
            <text:p>Basso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2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Clarin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d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3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colo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y Trem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 Tremo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4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te 2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2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ut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t Travels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t Travel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te + Vl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ute + Vl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 &amp;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o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n F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5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 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l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mpon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Zampo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mpona At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Zampona At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n 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nWhtsl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nWhtsl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kuhachi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9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tl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histl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0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ohannes Unger</meta:initial-creator>
    <meta:creation-date>2019-08-27T10:28:42Z</meta:creation-date>
    <dc:date>2019-09-23T23:00:32.060264604</dc:date>
    <meta:editing-cycles>6</meta:editing-cycles>
    <meta:editing-duration>PT27M35S</meta:editing-duration>
    <meta:document-statistic meta:table-count="13" meta:cell-count="9973" meta:object-count="0"/>
  </office:meta>
</office:document-meta>
</file>